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4-02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4-01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31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30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9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8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7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6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5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4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3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2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1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20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9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8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7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6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5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4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3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2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1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3-0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2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1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2-0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3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3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2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1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3-01-0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3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3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2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1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2-0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3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2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5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4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3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2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1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10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9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8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7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6 22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5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4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3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2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1-01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31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30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29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28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27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26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2-10-25 23:5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1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9-0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3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3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2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1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8-0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3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3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2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1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7-01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3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7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5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6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5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4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3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2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1-01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2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1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10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9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8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7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6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5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4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3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2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20-01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2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1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10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9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8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7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6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3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1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5-0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3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8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7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6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5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4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3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2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1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20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9 23:5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8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7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6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5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4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3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2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1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10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9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8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7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6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5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4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3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2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4-01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31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30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9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8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7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6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5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4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3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2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1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20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9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8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7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6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5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4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3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2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1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10 23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3-0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2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1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2-0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3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3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2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1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9-01-0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3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3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7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6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5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4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3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2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1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20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19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18 22:39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8-0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20416" calcext:value-type="float">
            <text:p>-536.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2956" calcext:value-type="float">
            <text:p>-536.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41752" calcext:value-type="float">
            <text:p>-536.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47848" calcext:value-type="float">
            <text:p>-536.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6004" calcext:value-type="float">
            <text:p>-536.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66136" calcext:value-type="float">
            <text:p>-536.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38704" calcext:value-type="float">
            <text:p>-536.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448" calcext:value-type="float">
            <text:p>-536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41752" calcext:value-type="float">
            <text:p>-536.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448" calcext:value-type="float">
            <text:p>-536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50896" calcext:value-type="float">
            <text:p>-536.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6004" calcext:value-type="float">
            <text:p>-536.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7528" calcext:value-type="float">
            <text:p>-536.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84424" calcext:value-type="float">
            <text:p>-536.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81376" calcext:value-type="float">
            <text:p>-536.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9052" calcext:value-type="float">
            <text:p>-536.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33192" calcext:value-type="float">
            <text:p>-537.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27096" calcext:value-type="float">
            <text:p>-537.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66136" calcext:value-type="float">
            <text:p>-536.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66136" calcext:value-type="float">
            <text:p>-536.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69184" calcext:value-type="float">
            <text:p>-536.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7528" calcext:value-type="float">
            <text:p>-536.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87472" calcext:value-type="float">
            <text:p>-536.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96616" calcext:value-type="float">
            <text:p>-536.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02712" calcext:value-type="float">
            <text:p>-537.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02712" calcext:value-type="float">
            <text:p>-537.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24048" calcext:value-type="float">
            <text:p>-537.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42336" calcext:value-type="float">
            <text:p>-537.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60624" calcext:value-type="float">
            <text:p>-537.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94152" calcext:value-type="float">
            <text:p>-537.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0576" calcext:value-type="float">
            <text:p>-537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99664" calcext:value-type="float">
            <text:p>-536.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14904" calcext:value-type="float">
            <text:p>-537.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24048" calcext:value-type="float">
            <text:p>-537.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3624" calcext:value-type="float">
            <text:p>-537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148" calcext:value-type="float">
            <text:p>-537.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4528" calcext:value-type="float">
            <text:p>-537.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78912" calcext:value-type="float">
            <text:p>-537.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15488" calcext:value-type="float">
            <text:p>-538.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61208" calcext:value-type="float">
            <text:p>-538.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39288" calcext:value-type="float">
            <text:p>-537.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14904" calcext:value-type="float">
            <text:p>-537.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11856" calcext:value-type="float">
            <text:p>-537.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24048" calcext:value-type="float">
            <text:p>-537.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30144" calcext:value-type="float">
            <text:p>-537.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45384" calcext:value-type="float">
            <text:p>-537.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72816" calcext:value-type="float">
            <text:p>-537.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14904" calcext:value-type="float">
            <text:p>-537.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08808" calcext:value-type="float">
            <text:p>-537.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11856" calcext:value-type="float">
            <text:p>-537.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17952" calcext:value-type="float">
            <text:p>-537.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21" calcext:value-type="float">
            <text:p>-53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148" calcext:value-type="float">
            <text:p>-537.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45384" calcext:value-type="float">
            <text:p>-537.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148" calcext:value-type="float">
            <text:p>-537.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63672" calcext:value-type="float">
            <text:p>-537.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42336" calcext:value-type="float">
            <text:p>-537.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48432" calcext:value-type="float">
            <text:p>-537.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7576" calcext:value-type="float">
            <text:p>-537.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63672" calcext:value-type="float">
            <text:p>-537.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85008" calcext:value-type="float">
            <text:p>-537.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00248" calcext:value-type="float">
            <text:p>-538.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03296" calcext:value-type="float">
            <text:p>-538.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09392" calcext:value-type="float">
            <text:p>-538.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24632" calcext:value-type="float">
            <text:p>-538.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61208" calcext:value-type="float">
            <text:p>-538.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64256" calcext:value-type="float">
            <text:p>-538.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76448" calcext:value-type="float">
            <text:p>-538.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94736" calcext:value-type="float">
            <text:p>-538.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9.31312" calcext:value-type="float">
            <text:p>-539.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9.77032" calcext:value-type="float">
            <text:p>-539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258" calcext:value-type="float">
            <text:p>-540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89808" calcext:value-type="float">
            <text:p>-540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98952" calcext:value-type="float">
            <text:p>-540.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59328" calcext:value-type="float">
            <text:p>-540.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83712" calcext:value-type="float">
            <text:p>-540.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9.73984" calcext:value-type="float">
            <text:p>-539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36824" calcext:value-type="float">
            <text:p>-538.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4292" calcext:value-type="float">
            <text:p>-538.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70352" calcext:value-type="float">
            <text:p>-538.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06344" calcext:value-type="float">
            <text:p>-538.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4528" calcext:value-type="float">
            <text:p>-537.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54528" calcext:value-type="float">
            <text:p>-537.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78912" calcext:value-type="float">
            <text:p>-537.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88056" calcext:value-type="float">
            <text:p>-537.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00248" calcext:value-type="float">
            <text:p>-538.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972" calcext:value-type="float">
            <text:p>-537.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2768" calcext:value-type="float">
            <text:p>-538.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39872" calcext:value-type="float">
            <text:p>-538.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5816" calcext:value-type="float">
            <text:p>-538.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4292" calcext:value-type="float">
            <text:p>-538.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52064" calcext:value-type="float">
            <text:p>-538.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76448" calcext:value-type="float">
            <text:p>-538.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94736" calcext:value-type="float">
            <text:p>-538.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9.496" calcext:value-type="float">
            <text:p>-539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28848" calcext:value-type="float">
            <text:p>-540.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0.31896" calcext:value-type="float">
            <text:p>-540.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21584" calcext:value-type="float">
            <text:p>-538.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55112" calcext:value-type="float">
            <text:p>-538.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9.52648" calcext:value-type="float">
            <text:p>-539.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8.39872" calcext:value-type="float">
            <text:p>-538.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39288" calcext:value-type="float">
            <text:p>-537.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7.02712" calcext:value-type="float">
            <text:p>-537.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6.78328" calcext:value-type="float">
            <text:p>-536.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7-0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6-0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5-0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4-0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1101</text:p>
          </table:table-cell>
          <table:table-cell office:value-type="string" calcext:value-type="string">
            <text:p>FortWayne_N1</text:p>
          </table:table-cell>
          <table:table-cell office:value-type="string" calcext:value-type="string">
            <text:p>2013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04" meta:object-count="0"/>
    <meta:user-defined meta:name="AppVersion">3.0</meta:user-defined>
  </office:meta>
</office:document-meta>
</file>